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689cm" table:align="left"/>
    </style:style>
    <style:style style:name="Tabla1.A" style:family="table-column">
      <style:table-column-properties style:column-width="6.422cm"/>
    </style:style>
    <style:style style:name="Tabla1.C" style:family="table-column">
      <style:table-column-properties style:column-width="5.465cm"/>
    </style:style>
    <style:style style:name="Tabla1.D" style:family="table-column">
      <style:table-column-properties style:column-width="7.38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9c8ac" officeooo:paragraph-rsid="0019c8ac" style:font-size-asian="12.25pt" style:font-size-complex="14pt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Table_20_Contents">
      <style:text-properties fo:font-size="14pt" officeooo:rsid="0019c8ac" officeooo:paragraph-rsid="0019c8ac" style:font-size-asian="12.25pt" style:font-size-complex="14pt"/>
    </style:style>
    <style:style style:name="P4" style:family="paragraph" style:parent-style-name="Table_20_Contents">
      <style:text-properties fo:font-size="14pt" officeooo:rsid="001adea6" officeooo:paragraph-rsid="001af189" style:font-size-asian="12.25pt" style:font-size-complex="14pt"/>
    </style:style>
    <style:style style:name="P5" style:family="paragraph" style:parent-style-name="Table_20_Contents">
      <style:text-properties fo:font-size="14pt" officeooo:rsid="001af189" officeooo:paragraph-rsid="001af189" style:font-size-asian="12.25pt" style:font-size-complex="14pt"/>
    </style:style>
    <style:style style:name="P6" style:family="paragraph" style:parent-style-name="Table_20_Contents">
      <style:text-properties fo:font-size="14pt" officeooo:rsid="001bde9f" officeooo:paragraph-rsid="001bde9f" style:font-size-asian="12.25pt" style:font-size-complex="14pt"/>
    </style:style>
    <style:style style:name="P7" style:family="paragraph" style:parent-style-name="Table_20_Contents">
      <style:text-properties fo:font-size="14pt" officeooo:rsid="001bf2dc" officeooo:paragraph-rsid="001bf2dc" style:font-size-asian="12.25pt" style:font-size-complex="14pt"/>
    </style:style>
    <style:style style:name="P8" style:family="paragraph" style:parent-style-name="Table_20_Contents">
      <style:text-properties fo:font-size="14pt" fo:font-weight="bold" officeooo:rsid="0019c8ac" officeooo:paragraph-rsid="0019c8ac" style:font-size-asian="12.25pt" style:font-weight-asian="bold" style:font-size-complex="14pt" style:font-weight-complex="bold"/>
    </style:style>
    <style:style style:name="P9" style:family="paragraph" style:parent-style-name="Table_20_Contents">
      <style:text-properties fo:font-size="14pt" fo:font-weight="bold" officeooo:rsid="001adea6" officeooo:paragraph-rsid="001adea6" style:font-size-asian="12.25pt" style:font-weight-asian="bold" style:font-size-complex="14pt" style:font-weight-complex="bold"/>
    </style:style>
    <style:style style:name="P10" style:family="paragraph" style:parent-style-name="Table_20_Contents">
      <style:text-properties fo:font-size="14pt" fo:font-weight="bold" officeooo:rsid="001af189" officeooo:paragraph-rsid="001af189" style:font-size-asian="12.25pt" style:font-weight-asian="bold" style:font-size-complex="14pt" style:font-weight-complex="bold"/>
    </style:style>
    <style:style style:name="P11" style:family="paragraph" style:parent-style-name="Table_20_Contents">
      <style:text-properties fo:font-size="14pt" fo:font-weight="bold" officeooo:rsid="001bf2dc" officeooo:paragraph-rsid="001bf2dc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normal" officeooo:rsid="0019c8ac" officeooo:paragraph-rsid="0019c8ac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2d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funciones de fechas: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2">Función (sintáxis)</text:p>
          </table:table-cell>
          <table:table-cell table:style-name="Tabla1.A1" office:value-type="string">
            <text:p text:style-name="P12">Entrada</text:p>
          </table:table-cell>
          <table:table-cell table:style-name="Tabla1.A1" office:value-type="string">
            <text:p text:style-name="P12">Salida</text:p>
          </table:table-cell>
          <table:table-cell table:style-name="Tabla1.D1" office:value-type="string">
            <text:p text:style-name="P12">Ejemplos</text:p>
          </table:table-cell>
        </table:table-row>
        <table:table-row>
          <table:table-cell table:style-name="Tabla1.A6" office:value-type="string">
            <text:p text:style-name="P8">date (formato, timestamp)</text:p>
          </table:table-cell>
          <table:table-cell table:style-name="Tabla1.B2" office:value-type="string">
            <text:p text:style-name="P3">Damos un formato y un timestamp (opcional).</text:p>
            <text:p text:style-name="P3">Hay que estudiarse los posibles formatos.</text:p>
          </table:table-cell>
          <table:table-cell table:style-name="Tabla1.C6" office:value-type="string">
            <text:p text:style-name="P3">Fecha y hora como String.</text:p>
          </table:table-cell>
          <table:table-cell table:style-name="Tabla1.D2" office:value-type="string">
            <text:p text:style-name="P3"><text:span text:style-name="T1">date(“d/m/Y”)</text:span> → 04/01/2015 (suponemos que hoy es cuatro de enero del 2015).</text:p>
            <text:p text:style-name="P3"><text:span text:style-name="T1">date(“D M Y”)</text:span> → domingo enero 2015</text:p>
            <text:p text:style-name="P3">Si hacemos: <text:span text:style-name="T1">$miFecha = mktime(“0,0,0,8,15,2015”);</text:span> → Tendremos: <text:span text:style-name="T1">date(“d/m/Y”, $miFecha)</text:span> → 15/08/2015</text:p>
            <text:p text:style-name="P3">$miFecha hace de timestamp</text:p>
          </table:table-cell>
        </table:table-row>
        <table:table-row>
          <table:table-cell table:style-name="Tabla1.A6" office:value-type="string">
            <text:p text:style-name="P8">strftime(formato, timestamp)</text:p>
          </table:table-cell>
          <table:table-cell table:style-name="Tabla1.B3" office:value-type="string">
            <text:p text:style-name="P3">Igual que date pero los formatos son distintos. También hay que estudiarlos.</text:p>
          </table:table-cell>
          <table:table-cell table:style-name="Tabla1.C6" office:value-type="string">
            <text:p text:style-name="P3">Fecha y hora como String.</text:p>
          </table:table-cell>
          <table:table-cell table:style-name="Tabla1.D3" office:value-type="string">
            <text:p text:style-name="P3"><text:span text:style-name="T1">date(“%d/%m/%Y”)</text:span> → 04/01/20015</text:p>
          </table:table-cell>
        </table:table-row>
        <table:table-row>
          <table:table-cell table:style-name="Tabla1.A6" office:value-type="string">
            <text:p text:style-name="P9">checkdate(mes, día, año)</text:p>
          </table:table-cell>
          <table:table-cell table:style-name="Tabla1.B4" office:value-type="string">
            <text:p text:style-name="P5">Mes, día, año.</text:p>
          </table:table-cell>
          <table:table-cell table:style-name="Tabla1.C6" office:value-type="string">
            <text:p text:style-name="P5">true o false</text:p>
          </table:table-cell>
          <table:table-cell table:style-name="Tabla1.D4" office:value-type="string">
            <text:p text:style-name="P9">$fechaOK = checkdate(“2”, “29”, “2015”);</text:p>
            <text:p text:style-name="P9">if($fechaOK){</text:p>
            <text:p text:style-name="P9"><text:s text:c="2"/>echo “correcta”;</text:p>
            <text:p text:style-name="P9">}else{</text:p>
            <text:p text:style-name="P9"><text:s text:c="2"/>echo “incorrecta”;</text:p>
            <text:p text:style-name="P9">}</text:p>
          </table:table-cell>
        </table:table-row>
        <table:table-row>
          <table:table-cell table:style-name="Tabla1.A6" office:value-type="string">
            <text:p text:style-name="P10">mktime(hora, minuto, segundo, mes, dia, año)</text:p>
          </table:table-cell>
          <table:table-cell table:style-name="Tabla1.B5" office:value-type="string">
            <text:p text:style-name="P5">Hora, minuto, segundo, mes, dia, año.</text:p>
            <text:p text:style-name="P4">Podemos poner a cero a aquellos valores que nos importen.</text:p>
          </table:table-cell>
          <table:table-cell table:style-name="Tabla1.C6" office:value-type="string">
            <text:p text:style-name="P4">timestamp(segundos)</text:p>
          </table:table-cell>
          <table:table-cell table:style-name="Tabla1.D5" office:value-type="string">
            <text:p text:style-name="P10">$miFecha = mktime(0,0,0,8,28,2015);</text:p>
            <text:p text:style-name="P5"><text:span text:style-name="T1">echo $miFecha; &gt;&gt; 12811844800</text:span> → Que son el número de segundos.</text:p>
          </table:table-cell>
        </table:table-row>
        <text:soft-page-break/>
        <table:table-row>
          <table:table-cell table:style-name="Tabla1.A6" office:value-type="string">
            <text:p text:style-name="P10">time()</text:p>
          </table:table-cell>
          <table:table-cell table:style-name="Tabla1.B6" office:value-type="string">
            <text:p text:style-name="P2"/>
          </table:table-cell>
          <table:table-cell table:style-name="Tabla1.C6" office:value-type="string">
            <text:p text:style-name="P5">timestamp segundos</text:p>
          </table:table-cell>
          <table:table-cell table:style-name="Tabla1.D6" office:value-type="string">
            <text:p text:style-name="P10">echo time() &gt;&gt; 1420396846</text:p>
          </table:table-cell>
        </table:table-row>
        <table:table-row>
          <table:table-cell table:style-name="Tabla1.A7" office:value-type="string">
            <text:p text:style-name="P6"><text:span text:style-name="T1">str</text:span><text:span text:style-name="T2">to</text:span><text:span text:style-name="T1">time(fecha, timestamp)</text:span> → Es la función más versátil, se puede poner una fecha en cualquier formato.</text:p>
          </table:table-cell>
          <table:table-cell table:style-name="Tabla1.B7" office:value-type="string">
            <text:p text:style-name="P6">Una fecha en cualquier formato de texto y timestamp(con parámetros opcionales)</text:p>
          </table:table-cell>
          <table:table-cell table:style-name="Tabla1.C7" office:value-type="string">
            <text:p text:style-name="P7">timestamp segundos</text:p>
          </table:table-cell>
          <table:table-cell table:style-name="Tabla1.D7" office:value-type="string">
            <text:p text:style-name="P11">$f = strtotime(“4/1/2015”);</text:p>
            <text:p text:style-name="P11">echo $f; &gt;&gt; 1427860800</text:p>
            <text:p text:style-name="P11">echo date(“d/m/Y, $f”); &gt;&gt; 04/01/2015</text:p>
            <text:p text:style-name="P7">Pero también se puede hacer cosas como (en inglés):</text:p>
            <text:p text:style-name="P7"><text:span text:style-name="T1">$f = strtotime(“tomorrow”);</text:span> → Suponiendo que hoy es 04/01/2015.</text:p>
            <text:p text:style-name="P7">También cosas como:</text:p>
            <text:p text:style-name="P7"><text:span text:style-name="T1">$f = strtotime(“+3Months”);</text:span> → Sumale tres meses al día de hoy.</text:p>
            <text:p text:style-name="P7"><text:span text:style-name="T1">echo date(); &gt;&gt; 04/04/2015</text:span> → Observa que aquí el timestamp o es “ahora”, sino $f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9:21:22.117000000</meta:creation-date>
    <dc:date>2015-01-31T19:57:37.928000000</dc:date>
    <meta:editing-duration>PT36M15S</meta:editing-duration>
    <meta:editing-cycles>5</meta:editing-cycles>
    <meta:generator>LibreOffice/4.3.5.2$Windows_x86 LibreOffice_project/3a87456aaa6a95c63eea1c1b3201acedf0751bd5</meta:generator>
    <meta:document-statistic meta:table-count="1" meta:image-count="0" meta:object-count="0" meta:page-count="2" meta:paragraph-count="46" meta:word-count="240" meta:character-count="1609" meta:non-whitespace-character-count="1411"/>
  </office:meta>
</office:document-meta>
</file>